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verage1" svg:font-family="Average"/>
    <style:font-face style:name="Courier New1" svg:font-family="'Courier New'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43434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tru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tru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1.27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Oswald" fo:font-size="60pt" fo:letter-spacing="normal" fo:language="en" fo:country="none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2" style:family="text">
      <style:text-properties fo:font-variant="normal" fo:text-transform="none" fo:color="#a61c00" style:text-line-through-style="none" style:text-line-through-type="none" style:text-position="0% 100%" style:font-name="Average1" fo:font-size="45pt" fo:letter-spacing="normal" fo:language="en" fo:country="none" fo:font-style="normal" style:text-underline-style="none" fo:font-weight="normal" style:font-name-asian="Average1" style:font-size-asian="45pt" style:font-style-asian="normal" style:font-weight-asian="normal" style:font-name-complex="Average1" style:font-size-complex="4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verage1" fo:font-size="20pt" fo:letter-spacing="normal" fo:language="en" fo:country="none" fo:font-style="normal" style:text-underline-style="none" fo:font-weight="normal" style:font-name-asian="Average1" style:font-size-asian="20pt" style:font-style-asian="normal" style:font-weight-asian="normal" style:font-name-complex="Average1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verage1" fo:font-size="40pt" fo:letter-spacing="normal" fo:language="en" fo:country="none" fo:font-style="normal" style:text-underline-style="none" fo:font-weight="normal" style:font-name-asian="Average1" style:font-size-asian="40pt" style:font-style-asian="normal" style:font-weight-asian="normal" style:font-name-complex="Average1" style:font-size-complex="40pt" style:font-style-complex="normal" style:font-weight-complex="normal"/>
    </style:style>
    <style:style style:name="T5" style:family="text">
      <style:text-properties fo:font-variant="normal" fo:text-transform="none" fo:color="#ffff00" style:text-line-through-style="none" style:text-line-through-type="none" style:text-position="0% 100%" style:font-name="Arial1" fo:font-size="20pt" fo:letter-spacing="normal" fo:language="en" fo:country="none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ff9900" style:text-line-through-style="none" style:text-line-through-type="none" style:text-position="0% 100%" style:font-name="Average1" fo:font-size="25pt" fo:letter-spacing="normal" fo:language="en" fo:country="none" fo:font-style="normal" style:text-underline-style="none" fo:font-weight="normal" style:font-name-asian="Average1" style:font-size-asian="25pt" style:font-style-asian="normal" style:font-weight-asian="normal" style:font-name-complex="Average1" style:font-size-complex="25pt" style:font-style-complex="normal" style:font-weight-complex="normal"/>
    </style:style>
    <style:style style:name="T7" style:family="text">
      <style:text-properties fo:font-variant="normal" fo:text-transform="none" fo:color="#ff9900" style:text-line-through-style="none" style:text-line-through-type="none" style:text-position="0% 100%" style:font-name="Arial1" fo:font-size="19pt" fo:letter-spacing="normal" fo:language="en" fo:country="none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verage1" fo:font-size="25pt" fo:letter-spacing="normal" fo:language="en" fo:country="none" fo:font-style="normal" style:text-underline-style="none" fo:font-weight="normal" style:font-name-asian="Average1" style:font-size-asian="25pt" style:font-style-asian="normal" style:font-weight-asian="normal" style:font-name-complex="Average1" style:font-size-complex="25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verage1" fo:font-size="27pt" fo:letter-spacing="normal" fo:language="en" fo:country="none" fo:font-style="normal" style:text-underline-style="none" fo:font-weight="normal" style:font-name-asian="Average1" style:font-size-asian="27pt" style:font-style-asian="normal" style:font-weight-asian="normal" style:font-name-complex="Average1" style:font-size-complex="27pt" style:font-style-complex="normal" style:font-weight-complex="normal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ourier New1" fo:font-size="11.5pt" fo:letter-spacing="normal" fo:language="en" fo:country="none" fo:font-style="normal" style:text-underline-style="none" fo:font-weight="normal" fo:background-color="#434343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11" style:family="text">
      <style:text-properties fo:font-variant="normal" fo:text-transform="none" fo:color="#569cd6" style:text-line-through-style="none" style:text-line-through-type="none" style:text-position="0% 100%" style:font-name="Courier New1" fo:font-size="11.5pt" fo:letter-spacing="normal" fo:language="en" fo:country="none" fo:font-style="normal" style:text-underline-style="none" fo:font-weight="normal" fo:background-color="#434343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12" style:family="text">
      <style:text-properties fo:font-variant="normal" fo:text-transform="none" fo:color="#d4d4d4" style:text-line-through-style="none" style:text-line-through-type="none" style:text-position="0% 100%" style:font-name="Courier New1" fo:font-size="11.5pt" fo:letter-spacing="normal" fo:language="en" fo:country="none" fo:font-style="normal" style:text-underline-style="none" fo:font-weight="normal" fo:background-color="#434343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13" style:family="text">
      <style:text-properties fo:font-variant="normal" fo:text-transform="none" fo:color="#9cdcfe" style:text-line-through-style="none" style:text-line-through-type="none" style:text-position="0% 100%" style:font-name="Courier New1" fo:font-size="11.5pt" fo:letter-spacing="normal" fo:language="en" fo:country="none" fo:font-style="normal" style:text-underline-style="none" fo:font-weight="normal" fo:background-color="#434343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14" style:family="text">
      <style:text-properties fo:font-variant="normal" fo:text-transform="none" fo:color="#ce9178" style:text-line-through-style="none" style:text-line-through-type="none" style:text-position="0% 100%" style:font-name="Courier New1" fo:font-size="11.5pt" fo:letter-spacing="normal" fo:language="en" fo:country="none" fo:font-style="normal" style:text-underline-style="none" fo:font-weight="normal" fo:background-color="#434343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15" style:family="text">
      <style:text-properties fo:font-variant="normal" fo:text-transform="none" fo:color="#f44747" style:text-line-through-style="none" style:text-line-through-type="none" style:text-position="0% 100%" style:font-name="Courier New1" fo:font-size="11.5pt" fo:letter-spacing="normal" fo:language="en" fo:country="none" fo:font-style="normal" style:text-underline-style="none" fo:font-weight="normal" fo:background-color="#434343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ourier New1" fo:font-size="10.5pt" fo:letter-spacing="normal" fo:language="en" fo:country="none" fo:font-style="normal" style:text-underline-style="none" fo:font-weight="normal" fo:background-color="#434343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ourier New1" fo:font-size="12.5pt" fo:letter-spacing="normal" fo:language="en" fo:country="none" fo:font-style="normal" style:text-underline-style="none" fo:font-weight="normal" fo:background-color="#434343" style:font-name-asian="Courier New1" style:font-size-asian="12.5pt" style:font-style-asian="normal" style:font-weight-asian="normal" style:font-name-complex="Courier New1" style:font-size-complex="12.5pt" style:font-style-complex="normal" style:font-weight-complex="normal"/>
    </style:style>
    <style:style style:name="T18" style:family="text">
      <style:text-properties fo:font-variant="normal" fo:text-transform="none" fo:color="#569cd6" style:text-line-through-style="none" style:text-line-through-type="none" style:text-position="0% 100%" style:font-name="Courier New1" fo:font-size="12.5pt" fo:letter-spacing="normal" fo:language="en" fo:country="none" fo:font-style="normal" style:text-underline-style="none" fo:font-weight="normal" fo:background-color="#434343" style:font-name-asian="Courier New1" style:font-size-asian="12.5pt" style:font-style-asian="normal" style:font-weight-asian="normal" style:font-name-complex="Courier New1" style:font-size-complex="12.5pt" style:font-style-complex="normal" style:font-weight-complex="normal"/>
    </style:style>
    <style:style style:name="T19" style:family="text">
      <style:text-properties fo:font-variant="normal" fo:text-transform="none" fo:color="#d4d4d4" style:text-line-through-style="none" style:text-line-through-type="none" style:text-position="0% 100%" style:font-name="Courier New1" fo:font-size="12.5pt" fo:letter-spacing="normal" fo:language="en" fo:country="none" fo:font-style="normal" style:text-underline-style="none" fo:font-weight="normal" fo:background-color="#434343" style:font-name-asian="Courier New1" style:font-size-asian="12.5pt" style:font-style-asian="normal" style:font-weight-asian="normal" style:font-name-complex="Courier New1" style:font-size-complex="12.5pt" style:font-style-complex="normal" style:font-weight-complex="normal"/>
    </style:style>
    <style:style style:name="T20" style:family="text">
      <style:text-properties fo:font-variant="normal" fo:text-transform="none" fo:color="#6a9955" style:text-line-through-style="none" style:text-line-through-type="none" style:text-position="0% 100%" style:font-name="Courier New1" fo:font-size="11.5pt" fo:letter-spacing="normal" fo:language="en" fo:country="none" fo:font-style="normal" style:text-underline-style="none" fo:font-weight="normal" fo:background-color="#434343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Courier New1" fo:font-size="10.5pt" fo:letter-spacing="normal" fo:language="en" fo:country="none" fo:font-style="normal" style:text-underline-style="none" fo:font-weight="normal" fo:background-color="#1e1e1e" style:font-name-asian="Courier New1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verage1" fo:font-size="80pt" fo:letter-spacing="normal" fo:language="en" fo:country="none" fo:font-style="normal" style:text-underline-style="none" fo:font-weight="normal" style:font-name-asian="Average1" style:font-size-asian="80pt" style:font-style-asian="normal" style:font-weight-asian="normal" style:font-name-complex="Average1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Arial1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❏">
        <style:list-level-properties text:space-before="0.195cm" text:min-label-width="1.075cm"/>
        <style:text-properties style:font-name="Average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3.049cm" svg:x="1.865cm" svg:y="2.78cm" presentation:class="title" presentation:user-transformed="true">
          <draw:text-box>
            <text:p text:style-name="P1"><text:span text:style-name="T1">HACKATHON 2</text:span></text:p>
          </draw:text-box>
        </draw:frame>
        <draw:frame draw:name="Google Shape;60;p13" presentation:style-name="pr2" draw:text-style-name="P3" draw:layer="layout" svg:width="21.67cm" svg:height="8.795cm" svg:x="1.865cm" svg:y="8.819cm" presentation:class="subtitle" presentation:user-transformed="true">
          <draw:text-box>
            <text:p text:style-name="P1"><text:span text:style-name="T2">TOPIC :- HTML</text:span></text:p>
          </draw:text-box>
        </draw:frame>
        <draw:custom-shape draw:name="Google Shape;61;p13" draw:style-name="gr1" draw:text-style-name="P5" draw:layer="layout" svg:width="8.761cm" svg:height="1.356cm" svg:x="15.24cm" svg:y="11.817cm">
          <text:p text:style-name="P4"><text:span text:style-name="T3">BY:- BHAWNA SHA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66;p14" draw:style-name="gr1" draw:text-style-name="P5" draw:layer="layout" svg:width="20.872cm" svg:height="2.202cm" svg:x="1.436cm" svg:y="1.288cm">
          <text:p text:style-name="P4"><text:span text:style-name="T4">NEW 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1" draw:text-style-name="P5" draw:layer="layout" svg:width="22.344cm" svg:height="4.744cm" svg:x="1.62cm" svg:y="3.755cm">
          <text:p text:style-name="P4"><text:span text:style-name="T5">HTML- Hypertext Markup Language</text:span></text:p>
          <text:list text:style-name="L4">
            <text:list-item>
              <text:p text:style-name="P4"><text:span text:style-name="T5">It is the language used to make websites.</text:span></text:p>
            </text:list-item>
            <text:list-item>
              <text:p text:style-name="P4"><text:span text:style-name="T5">It has tags for everything.</text:span></text:p>
            </text:list-item>
            <text:list-item>
              <text:p text:style-name="P4"><text:span text:style-name="T5">Tags comes in pair.</text:span></text:p>
            </text:list-item>
            <text:list-item>
              <text:p text:style-name="P4"><text:span text:style-name="T5">Html is not case sensitiv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12f0aca31d2_0_311:notes" draw:style-name="gr2" draw:layer="layout" svg:width="16.932cm" svg:height="9.524cm" svg:x="1.059cm" svg:y="1.905cm" draw:page-number="2" presentation:class="page"/>
          <draw:frame draw:name="Google Shape;64;g12f0aca31d2_0_31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72;p15" draw:style-name="gr1" draw:text-style-name="P5" draw:layer="layout" svg:width="22.638cm" svg:height="1.567cm" svg:x="1.436cm" svg:y="1.62cm">
          <text:p text:style-name="P4"><text:span text:style-name="T6">Steps to create a html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1" draw:text-style-name="P5" draw:layer="layout" svg:width="19.767cm" svg:height="10.961cm" svg:x="1.436cm" svg:y="3.201cm">
          <text:p text:style-name="P7"><text:span text:style-name="T7">Example:-</text:span></text:p>
          <text:p text:style-name="P7"><text:span text:style-name="T7">&lt;!DOCTYPE html&gt;</text:span></text:p>
          <text:p text:style-name="P7"><text:span text:style-name="T7">&lt;html&gt;</text:span></text:p>
          <text:p text:style-name="P7"><text:span text:style-name="T7">&lt;head&gt;</text:span></text:p>
          <text:p text:style-name="P7"><text:span text:style-name="T7">&lt;title&gt;Page Title&lt;/title&gt;</text:span></text:p>
          <text:p text:style-name="P7"><text:span text:style-name="T7">&lt;/head&gt;</text:span></text:p>
          <text:p text:style-name="P7"><text:span text:style-name="T7">&lt;body&gt;</text:span></text:p>
          <text:p text:style-name="P7"><text:span text:style-name="T7"/></text:p>
          <text:p text:style-name="P7"><text:span text:style-name="T7">&lt;h1&gt;My First Heading&lt;/h1&gt;</text:span></text:p>
          <text:p text:style-name="P7"><text:span text:style-name="T7">&lt;p&gt;My first paragraph.&lt;/p&gt;</text:span></text:p>
          <text:p text:style-name="P7"><text:span text:style-name="T7"/></text:p>
          <text:p text:style-name="P7"><text:span text:style-name="T7">&lt;/body&gt;</text:span></text:p>
          <text:p text:style-name="P7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12f0aca31d2_0_314:notes" draw:style-name="gr2" draw:layer="layout" svg:width="16.932cm" svg:height="9.524cm" svg:x="1.059cm" svg:y="1.905cm" draw:page-number="3" presentation:class="page"/>
          <draw:frame draw:name="Google Shape;70;g12f0aca31d2_0_314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78;p16" draw:style-name="gr1" draw:text-style-name="P5" draw:layer="layout" svg:width="21.018cm" svg:height="16.377cm" svg:x="1.496cm" svg:y="0.698cm">
          <text:p text:style-name="P4"><text:span text:style-name="T8">Steps:-</text:span></text:p>
          <text:list text:style-name="L5">
            <text:list-item>
              <text:p text:style-name="P4"><text:span text:style-name="T8">Define doctype html</text:span></text:p>
            </text:list-item>
            <text:list-item>
              <text:p text:style-name="P4"><text:span text:style-name="T8">&lt;html&gt; extension and root of file &lt;/html&gt;</text:span></text:p>
            </text:list-item>
            <text:list-item>
              <text:p text:style-name="P4"><text:span text:style-name="T8">Starting tags &lt;head&gt; and ending tags &lt;/head&gt;</text:span></text:p>
            </text:list-item>
            <text:list-item>
              <text:p text:style-name="P4"><text:span text:style-name="T8">&lt;title&gt;....&lt;/title&gt; includes name of file shown on the top of browser</text:span></text:p>
            </text:list-item>
            <text:list-item>
              <text:p text:style-name="P4"><text:span text:style-name="T8">&lt;body&gt;.......&lt;/body&gt; this tag includes &lt;h1&gt; (headings and sub-headings, paragraphs, images,link)</text:span></text:p>
            </text:list-item>
            <text:list-item>
              <text:p text:style-name="P4"><text:span text:style-name="T8">&lt;h1&gt; to &lt;h6&gt;</text:span></text:p>
            </text:list-item>
            <text:list-item>
              <text:p text:style-name="P4"><text:span text:style-name="T8">&lt;p&gt;......&lt;/p&gt; is used for paragraphs</text:span></text:p>
            </text:list-item>
            <text:list-item>
              <text:p text:style-name="P4"><text:span text:style-name="T8">&lt;img&gt; tag for images and has attributes src(source), alt(alternate), height and widt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12f0aca31d2_0_317:notes" draw:style-name="gr2" draw:layer="layout" svg:width="16.932cm" svg:height="9.524cm" svg:x="1.059cm" svg:y="1.905cm" draw:page-number="4" presentation:class="page"/>
          <draw:frame draw:name="Google Shape;76;g12f0aca31d2_0_31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83;p17" draw:style-name="gr1" draw:text-style-name="P5" draw:layer="layout" svg:width="21.018cm" svg:height="16.377cm" svg:x="1.496cm" svg:y="0.698cm">
          <text:list text:style-name="L5">
            <text:list-item>
              <text:p text:style-name="P8"><text:span text:style-name="T8">&lt;br&gt; is used to break line (it does not have any ending tag)</text:span></text:p>
            </text:list-item>
            <text:list-item>
              <text:p text:style-name="P8"><text:span text:style-name="T8">&lt;b&gt;....&lt;/b&gt;to bold the font size</text:span></text:p>
            </text:list-item>
            <text:list-item>
              <text:p text:style-name="P8"><text:span text:style-name="T8">&lt;i&gt;...&lt;/i&gt;to italic the font</text:span></text:p>
            </text:list-item>
            <text:list-item>
              <text:p text:style-name="P8"><text:span text:style-name="T8">&lt;u&gt;.....&lt;/u&gt;to underline the text</text:span></text:p>
            </text:list-item>
            <text:list-item>
              <text:p text:style-name="P8"><text:span text:style-name="T8">&lt;a href=”link” &gt;name of link &lt;/a&gt;(anchor tag is used attach link of a website or webpage</text:span></text:p>
            </text:list-item>
            <text:list-item>
              <text:p text:style-name="P8"><text:span text:style-name="T8">&lt;style&gt;....&lt;/style&gt; (attribute is used to change font size, color,background color,border,etc.)</text:span></text:p>
            </text:list-item>
            <text:list-item>
              <text:p text:style-name="P8"><text:span text:style-name="T8">&lt;hr&gt; for inserting a horizontal line</text:span></text:p>
            </text:list-item>
            <text:list-item>
              <text:p text:style-name="P8"><text:span text:style-name="T8">&lt;pre&gt;....&lt;/pre&gt; (pre defined format of text)</text:span></text:p>
            </text:list-item>
            <text:list-item>
              <text:p text:style-name="P8"><text:span text:style-name="T8">&lt;text-align=”center”&gt; used to align tex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12f0aca31d2_0_329:notes" draw:style-name="gr2" draw:layer="layout" svg:width="16.932cm" svg:height="9.524cm" svg:x="1.059cm" svg:y="1.905cm" draw:page-number="5" presentation:class="page"/>
          <draw:frame draw:name="Google Shape;81;g12f0aca31d2_0_32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88;p18" draw:style-name="gr1" draw:text-style-name="P5" draw:layer="layout" svg:width="21.018cm" svg:height="13.203cm" svg:x="1.496cm" svg:y="0.698cm">
          <text:list text:style-name="L5">
            <text:list-item>
              <text:p text:style-name="P8"><text:span text:style-name="T8">&lt;strong&gt;...&lt;/strong&gt; to make text important</text:span></text:p>
            </text:list-item>
            <text:list-item>
              <text:p text:style-name="P8"><text:span text:style-name="T8">&lt;mark&gt;.....&lt;/mark&gt; to highlight text</text:span></text:p>
            </text:list-item>
            <text:list-item>
              <text:p text:style-name="P8"><text:span text:style-name="T8">&lt;em&gt; …&lt;/em&gt;for emphasized text</text:span></text:p>
            </text:list-item>
            <text:list-item>
              <text:p text:style-name="P8"><text:span text:style-name="T8">&lt;address&gt; to add address in a web page</text:span></text:p>
            </text:list-item>
            <text:list-item>
              <text:p text:style-name="P8"><text:span text:style-name="T8">&lt;bdo dir=”rtl”&gt;.....&lt;/bdo&gt; to invert text in a particular direction</text:span></text:p>
            </text:list-item>
            <text:list-item>
              <text:p text:style-name="P8"><text:span text:style-name="T8">&lt;small&gt;...&lt;/small&gt; to make text smaller</text:span></text:p>
            </text:list-item>
            <text:list-item>
              <text:p text:style-name="P8"><text:span text:style-name="T8">&lt;del&gt;...&lt;/del&gt; to identify the deleted text</text:span></text:p>
            </text:list-item>
            <text:list-item>
              <text:p text:style-name="P8"><text:span text:style-name="T8">&lt;ins&gt;...&lt;/ins&gt;to identify the inserted text</text:span></text:p>
            </text:list-item>
            <text:list-item>
              <text:p text:style-name="P8"><text:span text:style-name="T8">&lt;sup&gt;....&lt;/sup&gt; for superscript</text:span></text:p>
            </text:list-item>
            <text:list-item>
              <text:p text:style-name="P8"><text:span text:style-name="T8">&lt;sub&gt;....&lt;/sub&gt; for subscri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12f0aca31d2_0_336:notes" draw:style-name="gr2" draw:layer="layout" svg:width="16.932cm" svg:height="9.524cm" svg:x="1.059cm" svg:y="1.905cm" draw:page-number="6" presentation:class="page"/>
          <draw:frame draw:name="Google Shape;86;g12f0aca31d2_0_33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93;p19" draw:style-name="gr1" draw:text-style-name="P5" draw:layer="layout" svg:width="23.874cm" svg:height="1.652cm" svg:x="0cm" svg:y="4.8cm">
          <text:p text:style-name="P9"><text:span text:style-name="T9"><text:a xlink:href="../bhawna.html" xlink:type="simple">file:///home/admin123/Desktop/html/bhawna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12f0aca31d2_0_340:notes" draw:style-name="gr2" draw:layer="layout" svg:width="16.932cm" svg:height="9.524cm" svg:x="1.059cm" svg:y="1.905cm" draw:page-number="7" presentation:class="page"/>
          <draw:frame draw:name="Google Shape;91;g12f0aca31d2_0_34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draw:custom-shape draw:name="Google Shape;98;p20" draw:style-name="gr3" draw:text-style-name="P5" draw:layer="layout" svg:width="20.373cm" svg:height="1.111cm" svg:x="2.018cm" svg:y="0.513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0" draw:style-name="gr1" draw:text-style-name="P5" draw:layer="layout" svg:width="24.567cm" svg:height="14.248cm" svg:x="0.833cm" svg:y="0.192cm">
          <text:p text:style-name="P10"><text:span text:style-name="T10">&lt;!</text:span><text:span text:style-name="T11">DOCTYPE</text:span><text:span text:style-name="T12"> </text:span><text:span text:style-name="T13">html</text:span><text:span text:style-name="T10">&gt;</text:span></text:p>
          <text:p text:style-name="P10"><text:span text:style-name="T10">&lt;</text:span><text:span text:style-name="T11">html</text:span><text:span text:style-name="T12"> </text:span><text:span text:style-name="T13">lang</text:span><text:span text:style-name="T12">=</text:span><text:span text:style-name="T14">"en"</text:span><text:span text:style-name="T10">&gt;</text:span></text:p>
          <text:p text:style-name="P10"><text:span text:style-name="T10">&lt;</text:span><text:span text:style-name="T11">head</text:span><text:span text:style-name="T10">&gt;</text:span></text:p>
          <text:p text:style-name="P10"><text:span text:style-name="T10">&lt;</text:span><text:span text:style-name="T11">title</text:span><text:span text:style-name="T10">&gt;</text:span><text:span text:style-name="T12">bhawna</text:span><text:span text:style-name="T10">&lt;/</text:span><text:span text:style-name="T11">title</text:span><text:span text:style-name="T10">&gt;</text:span></text:p>
          <text:p text:style-name="P10"><text:span text:style-name="T10">&lt;</text:span><text:span text:style-name="T11">h1</text:span><text:span text:style-name="T10">&gt;&lt;</text:span><text:span text:style-name="T15">center</text:span><text:span text:style-name="T10">&gt;&lt;</text:span><text:span text:style-name="T11">b</text:span><text:span text:style-name="T10">&gt;&lt;</text:span><text:span text:style-name="T11">u</text:span><text:span text:style-name="T10">&gt;&lt;</text:span><text:span text:style-name="T11">h1</text:span><text:span text:style-name="T12"> </text:span><text:span text:style-name="T13">style</text:span><text:span text:style-name="T12">=</text:span><text:span text:style-name="T14">"color:blue;"</text:span><text:span text:style-name="T12"> </text:span><text:span text:style-name="T13">style</text:span><text:span text:style-name="T12">=</text:span><text:span text:style-name="T14">"font-size:40px;"</text:span><text:span text:style-name="T10">&gt;</text:span><text:span text:style-name="T12">DORAEMON</text:span><text:span text:style-name="T10">&lt;/</text:span><text:span text:style-name="T11">h1</text:span><text:span text:style-name="T10">&gt;&lt;/</text:span><text:span text:style-name="T11">b</text:span><text:span text:style-name="T10">&gt;&lt;/</text:span><text:span text:style-name="T11">u</text:span><text:span text:style-name="T10">&gt;&lt;/</text:span><text:span text:style-name="T15">center</text:span><text:span text:style-name="T10">&gt;&lt;/</text:span><text:span text:style-name="T11">h1</text:span><text:span text:style-name="T10">&gt;&lt;</text:span><text:span text:style-name="T11">hr</text:span><text:span text:style-name="T10">&gt;</text:span></text:p>
          <text:p text:style-name="P10"><text:span text:style-name="T10">&lt;/</text:span><text:span text:style-name="T11">head</text:span><text:span text:style-name="T10">&gt;</text:span></text:p>
          <text:p text:style-name="P10"><text:span text:style-name="T10">&lt;</text:span><text:span text:style-name="T11">body</text:span><text:span text:style-name="T12"> </text:span><text:span text:style-name="T13">style</text:span><text:span text:style-name="T12">=</text:span><text:span text:style-name="T14">"background-color:magenta;"</text:span><text:span text:style-name="T10">&gt;</text:span></text:p>
          <text:p text:style-name="P10"><text:span text:style-name="T10">&lt;</text:span><text:span text:style-name="T11">pre</text:span><text:span text:style-name="T12"> </text:span><text:span text:style-name="T13">style</text:span><text:span text:style-name="T12">=</text:span><text:span text:style-name="T14">"font-size:20px;"</text:span><text:span text:style-name="T10">&gt;</text:span></text:p>
          <text:p text:style-name="P10"><text:span text:style-name="T12"><text:s text:c="3"/></text:span><text:span text:style-name="T12">Doraemon is a Japanese manga series (cartoon) written and illustrated by </text:span><text:span text:style-name="T10">&lt;</text:span><text:span text:style-name="T11">i</text:span><text:span text:style-name="T10">&gt;&lt;</text:span><text:span text:style-name="T11">mark</text:span><text:span text:style-name="T10">&gt;</text:span><text:span text:style-name="T12">Fujiko F. Fujio.</text:span><text:span text:style-name="T10">&lt;/</text:span><text:span text:style-name="T11">mark</text:span><text:span text:style-name="T10">&gt;&lt;/</text:span><text:span text:style-name="T11">i</text:span><text:span text:style-name="T10">&gt;</text:span></text:p>
          <text:p text:style-name="P10"><text:span text:style-name="T12"><text:s text:c="3"/></text:span><text:span text:style-name="T12">Doraemon, a robotic cat, travels back in time from the 22nd century to aid a school boy named Nobita.</text:span></text:p>
          <text:p text:style-name="P10"><text:span text:style-name="T12"><text:s text:c="3"/></text:span><text:span text:style-name="T12">Teach him important lessons about integrity, courage, family values and respect for elders.</text:span></text:p>
          <text:p text:style-name="P10"><text:span text:style-name="T12"><text:s text:c="3"/></text:span><text:span text:style-name="T12">Shizuka,Suneo and Gian are Nobita's friend.</text:span><text:span text:style-name="T10">&lt;</text:span><text:span text:style-name="T11">hr</text:span><text:span text:style-name="T10">&gt;</text:span></text:p>
          <text:p text:style-name="P10"><text:span text:style-name="T10">&lt;/</text:span><text:span text:style-name="T11">pre</text:span><text:span text:style-name="T10">&gt;</text:span></text:p>
          <text:p text:style-name="P10"><text:span text:style-name="T10">&lt;</text:span><text:span text:style-name="T15">center</text:span><text:span text:style-name="T10">&gt;&lt;</text:span><text:span text:style-name="T11">img</text:span><text:span text:style-name="T12"> </text:span><text:span text:style-name="T13">src</text:span><text:span text:style-name="T12">=</text:span><text:span text:style-name="T14">"https://www.animenewsnetwork.com/images/encyc/A14223-1770212360.1400014784.jpg"</text:span><text:span text:style-name="T12"> </text:span><text:span text:style-name="T13">alt</text:span><text:span text:style-name="T12">=</text:span><text:span text:style-name="T14">"doraemon"</text:span><text:span text:style-name="T12"> </text:span><text:span text:style-name="T13">height</text:span><text:span text:style-name="T12">=</text:span><text:span text:style-name="T14">"600"</text:span><text:span text:style-name="T12"> </text:span><text:span text:style-name="T13">width</text:span><text:span text:style-name="T12">=</text:span><text:span text:style-name="T14">"800"</text:span><text:span text:style-name="T12"> </text:span><text:span text:style-name="T13">style</text:span><text:span text:style-name="T12">=</text:span><text:span text:style-name="T14">"border:5px solid red"</text:span><text:span text:style-name="T10">&gt;&lt;/</text:span><text:span text:style-name="T15">center</text:span><text:span text:style-name="T10">&gt;</text:span></text:p>
          <text:p text:style-name="P10"><text:span text:style-name="T10">&lt;</text:span><text:span text:style-name="T11">br</text:span><text:span text:style-name="T10">&gt;</text:span></text:p>
          <text:p text:style-name="P10"><text:span text:style-name="T10">&lt;</text:span><text:span text:style-name="T11">a</text:span><text:span text:style-name="T12"> </text:span><text:span text:style-name="T13">href</text:span><text:span text:style-name="T12">=</text:span><text:span text:style-name="T14">"https://youtu.be/56KOJ-bmGYo"</text:span><text:span text:style-name="T10">&gt;</text:span><text:span text:style-name="T12">doraemon theme song</text:span><text:span text:style-name="T10">&lt;/</text:span><text:span text:style-name="T11">a</text:span><text:span text:style-name="T10">&gt;</text:span></text:p>
          <text:p text:style-name="P10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12f0aca31d2_0_349:notes" draw:style-name="gr2" draw:layer="layout" svg:width="16.932cm" svg:height="9.524cm" svg:x="1.059cm" svg:y="1.905cm" draw:page-number="8" presentation:class="page"/>
          <draw:frame draw:name="Google Shape;96;g12f0aca31d2_0_34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draw:custom-shape draw:name="Google Shape;104;p21" draw:style-name="gr1" draw:text-style-name="P5" draw:layer="layout" svg:width="24.73cm" svg:height="13.819cm" svg:x="0cm" svg:y="0cm">
          <text:p text:style-name="P10"><text:span text:style-name="T17">&lt;</text:span><text:span text:style-name="T18">h1</text:span><text:span text:style-name="T17">&gt;</text:span><text:span text:style-name="T19">Characters</text:span><text:span text:style-name="T17">&lt;/</text:span><text:span text:style-name="T18">h1</text:span><text:span text:style-name="T17">&gt;</text:span></text:p>
          <text:p text:style-name="P10"><text:span text:style-name="T17">&lt;</text:span><text:span text:style-name="T18">h2</text:span><text:span text:style-name="T17">&gt;</text:span><text:span text:style-name="T19">DORAEMON</text:span><text:span text:style-name="T17">&lt;/</text:span><text:span text:style-name="T18">h2</text:span><text:span text:style-name="T17">&gt;</text:span></text:p>
          <text:p text:style-name="P10"><text:span text:style-name="T17">&lt;</text:span><text:span text:style-name="T18">h4</text:span><text:span text:style-name="T17">&gt;</text:span><text:span text:style-name="T19">Doraemon is a blue cat from the 22nd century, who weighs 129.zg (285.05lbs) and measures at 129.3cm (4'3") tall.</text:span></text:p>
          <text:p text:style-name="P10"><text:span text:style-name="T12"><text:s text:c="3"/></text:span><text:span text:style-name="T12">Being a machine, he does not have some average needs of a regular person, such as excretion, since whatever he consumes is automatically converted to energy within his nuclear furnace, although he does need the energy to keep him on the move. </text:span><text:span text:style-name="T10">&lt;</text:span><text:span text:style-name="T11">br</text:span><text:span text:style-name="T10">&gt;</text:span></text:p>
          <text:p text:style-name="P10"><text:span text:style-name="T12">His favourite food is DORACAKE.</text:span></text:p>
          <text:p text:style-name="P10"><text:span text:style-name="T20">&lt;!-- &lt;img src="https://w7.pngwing.com/pngs/1017/198/png-transparent-dorayaki-mini-dora-doraemon-dorami-food-food-snackes-food-baking-recipe.png" alt="doracake" height="50" width="50"&gt; --&gt;</text:span></text:p>
          <text:p text:style-name="P10"><text:span text:style-name="T10">&lt;/</text:span><text:span text:style-name="T11">h4</text:span><text:span text:style-name="T10">&gt;</text:span></text:p>
          <text:p text:style-name="P10"><text:span text:style-name="T10">&lt;</text:span><text:span text:style-name="T11">h3</text:span><text:span text:style-name="T10">&gt;</text:span><text:span text:style-name="T12">NOBITA</text:span><text:span text:style-name="T10">&lt;/</text:span><text:span text:style-name="T11">h3</text:span><text:span text:style-name="T10">&gt;</text:span></text:p>
          <text:p text:style-name="P10"><text:span text:style-name="T10">&lt;</text:span><text:span text:style-name="T11">h4</text:span><text:span text:style-name="T10">&gt;&lt;</text:span><text:span text:style-name="T11">p</text:span><text:span text:style-name="T10">&gt;</text:span><text:span text:style-name="T12">He is a ten-year-old fifth-grade Japanese school boy.</text:span><text:span text:style-name="T10">&lt;</text:span><text:span text:style-name="T11">br</text:span><text:span text:style-name="T10">&gt;</text:span><text:span text:style-name="T12"> who is kind-hearted and honest, but also lazy, unlucky and physically weak. </text:span><text:span text:style-name="T10">&lt;</text:span><text:span text:style-name="T11">br</text:span><text:span text:style-name="T10">&gt;&lt;/</text:span><text:span text:style-name="T11">h4</text:span><text:span text:style-name="T10">&gt;</text:span></text:p>
          <text:p text:style-name="P10"><text:span text:style-name="T10">&lt;</text:span><text:span text:style-name="T11">h3</text:span><text:span text:style-name="T10">&gt;</text:span><text:span text:style-name="T12">GIAN</text:span><text:span text:style-name="T10">&lt;/</text:span><text:span text:style-name="T11">h3</text:span><text:span text:style-name="T10">&gt;</text:span></text:p>
          <text:p text:style-name="P10"><text:span text:style-name="T10">&lt;</text:span><text:span text:style-name="T11">h4</text:span><text:span text:style-name="T10">&gt;</text:span><text:span text:style-name="T12">He is often bullied by Takeshi Goda (nicknamed Gian), an irascible and strong-willed bully, and Suneo Honekawa (Gian's sidekick), a wealthy and spoiled boy </text:span><text:span text:style-name="T10">&lt;</text:span><text:span text:style-name="T11">br</text:span><text:span text:style-name="T10">&gt;</text:span><text:span text:style-name="T12"> who uses his friendship with Gian to win the respect of other schoolmates.</text:span><text:span text:style-name="T10">&lt;/</text:span><text:span text:style-name="T11">h4</text:span><text:span text:style-name="T10">&gt;</text:span></text:p>
          <text:p text:style-name="P10"><text:span text:style-name="T10">&lt;</text:span><text:span text:style-name="T11">h3</text:span><text:span text:style-name="T10">&gt;</text:span><text:span text:style-name="T12">SHIZUKA</text:span><text:span text:style-name="T10">&lt;/</text:span><text:span text:style-name="T11">h3</text:span><text:span text:style-name="T10">&gt;</text:span></text:p>
          <text:p text:style-name="P10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12f0aca31d2_0_358:notes" draw:style-name="gr2" draw:layer="layout" svg:width="16.932cm" svg:height="9.524cm" svg:x="1.059cm" svg:y="1.905cm" draw:page-number="9" presentation:class="page"/>
          <draw:frame draw:name="Google Shape;102;g12f0aca31d2_0_358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draw:custom-shape draw:name="Google Shape;109;p22" draw:style-name="gr1" draw:text-style-name="P5" draw:layer="layout" svg:width="24.474cm" svg:height="9.878cm" svg:x="0.463cm" svg:y="1.345cm">
          <text:p text:style-name="P10"><text:span text:style-name="T17">&lt;</text:span><text:span text:style-name="T18">h4</text:span><text:span text:style-name="T17">&gt;&lt;</text:span><text:span text:style-name="T18">br</text:span><text:span text:style-name="T17">&gt;</text:span><text:span text:style-name="T19"> Nobita's only friend and fellow classmate is Shizuka.</text:span><text:span text:style-name="T17">&lt;</text:span><text:span text:style-name="T18">br</text:span><text:span text:style-name="T17">&gt;</text:span><text:span text:style-name="T19">She is a sweet kind hearted girl</text:span><text:span text:style-name="T17">&lt;/</text:span><text:span text:style-name="T18">p</text:span><text:span text:style-name="T17">&gt;&lt;/</text:span><text:span text:style-name="T18">h4</text:span><text:span text:style-name="T17">&gt;</text:span></text:p>
          <text:p text:style-name="P10"><text:span text:style-name="T17">&lt;</text:span><text:span text:style-name="T18">h2</text:span><text:span text:style-name="T17">&gt;</text:span><text:span text:style-name="T19">watch this show on</text:span><text:span text:style-name="T17">&lt;/</text:span><text:span text:style-name="T18">h2</text:span><text:span text:style-name="T17">&gt;</text:span></text:p>
          <text:p text:style-name="P10"><text:span text:style-name="T10">&lt;</text:span><text:span text:style-name="T11">img</text:span><text:span text:style-name="T12"> </text:span><text:span text:style-name="T13">src</text:span><text:span text:style-name="T12">=</text:span><text:span text:style-name="T14">"https://upload.wikimedia.org/wikipedia/commons/thumb/3/3e/Disney%2B_logo.svg/1200px-Disney%2B_logo.svg.png"</text:span><text:span text:style-name="T12"> </text:span><text:span text:style-name="T13">alt</text:span><text:span text:style-name="T12">=</text:span><text:span text:style-name="T14">"logo"</text:span><text:span text:style-name="T12"> </text:span><text:span text:style-name="T13">width</text:span><text:span text:style-name="T12">=</text:span><text:span text:style-name="T14">"100"</text:span><text:span text:style-name="T12"> </text:span><text:span text:style-name="T13">height</text:span><text:span text:style-name="T12">=</text:span><text:span text:style-name="T14">"'100"</text:span><text:span text:style-name="T10">&gt;&lt;</text:span><text:span text:style-name="T11">br</text:span><text:span text:style-name="T10">&gt;</text:span></text:p>
          <text:p text:style-name="P10"><text:span text:style-name="T10">&lt;</text:span><text:span text:style-name="T11">img</text:span><text:span text:style-name="T12"> </text:span><text:span text:style-name="T13">src</text:span><text:span text:style-name="T12">=</text:span><text:span text:style-name="T14">"https://s3.amazonaws.com/media.mediapost.com/dam/cropped/2021/07/28/disneyhotstar-600_VcuVbux.jpg"</text:span><text:span text:style-name="T12"> </text:span><text:span text:style-name="T13">alt</text:span><text:span text:style-name="T12">=</text:span><text:span text:style-name="T14">"hotstar"</text:span><text:span text:style-name="T12"> </text:span><text:span text:style-name="T13">height</text:span><text:span text:style-name="T12">=</text:span><text:span text:style-name="T14">"100"</text:span><text:span text:style-name="T12"> </text:span><text:span text:style-name="T13">width</text:span><text:span text:style-name="T12">=</text:span><text:span text:style-name="T14">"100"</text:span><text:span text:style-name="T10">&gt;</text:span></text:p>
          <text:p text:style-name="P10"><text:span text:style-name="T10">&lt;</text:span><text:span text:style-name="T11">h6</text:span><text:span text:style-name="T10">&gt;</text:span><text:span text:style-name="T12">kindly subscribe</text:span><text:span text:style-name="T10">&lt;/</text:span><text:span text:style-name="T11">h6</text:span><text:span text:style-name="T10">&gt;</text:span></text:p>
          <text:p text:style-name="P10"><text:span text:style-name="T10">&lt;</text:span><text:span text:style-name="T11">sub</text:span><text:span text:style-name="T10">&gt;</text:span><text:span text:style-name="T12">i</text:span><text:span text:style-name="T10">&lt;/</text:span><text:span text:style-name="T11">sub</text:span><text:span text:style-name="T10">&gt;</text:span><text:span text:style-name="T12">love watching</text:span><text:span text:style-name="T10">&lt;</text:span><text:span text:style-name="T11">sup</text:span><text:span text:style-name="T10">&gt;</text:span><text:span text:style-name="T12">doraemon</text:span><text:span text:style-name="T10">&lt;/</text:span><text:span text:style-name="T11">sup</text:span><text:span text:style-name="T10">&gt;</text:span></text:p>
          <text:p text:style-name="P10"><text:span text:style-name="T10">&lt;</text:span><text:span text:style-name="T11">br</text:span><text:span text:style-name="T10">&gt;&lt;</text:span><text:span text:style-name="T11">ins</text:span><text:span text:style-name="T10">&gt;</text:span><text:span text:style-name="T12">hi</text:span><text:span text:style-name="T10">&lt;/</text:span><text:span text:style-name="T11">ins</text:span><text:span text:style-name="T10">&gt;&lt;</text:span><text:span text:style-name="T11">br</text:span><text:span text:style-name="T10">&gt;&lt;</text:span><text:span text:style-name="T11">del</text:span><text:span text:style-name="T10">&gt;</text:span><text:span text:style-name="T12">hi</text:span><text:span text:style-name="T10">&lt;/</text:span><text:span text:style-name="T11">del</text:span><text:span text:style-name="T10">&gt;</text:span></text:p>
          <text:p text:style-name="P10"><text:span text:style-name="T10">&lt;</text:span><text:span text:style-name="T11">align-left</text:span><text:span text:style-name="T10">&gt;&lt;</text:span><text:span text:style-name="T11">address</text:span><text:span text:style-name="T10">&gt;&lt;</text:span><text:span text:style-name="T11">bdo</text:span><text:span text:style-name="T12"> </text:span><text:span text:style-name="T13">dir</text:span><text:span text:style-name="T12">=</text:span><text:span text:style-name="T14">"rtl"</text:span><text:span text:style-name="T10">&gt;</text:span><text:span text:style-name="T12">watch new episodes only on Disney</text:span><text:span text:style-name="T10">&lt;/</text:span><text:span text:style-name="T11">bdo</text:span><text:span text:style-name="T10">&gt;&lt;/</text:span><text:span text:style-name="T11">address</text:span><text:span text:style-name="T10">&gt;&lt;/</text:span><text:span text:style-name="T11">align-left</text:span><text:span text:style-name="T10">&gt;</text:span></text:p>
          <text:p text:style-name="P10"><text:span text:style-name="T10">&lt;/</text:span><text:span text:style-name="T11">body</text:span><text:span text:style-name="T10">&gt;</text:span></text:p>
          <text:p text:style-name="P10"><text:span text:style-name="T10">&lt;/</text:span><text:span text:style-name="T11">html</text:span><text:span text:style-name="T10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12f0aca31d2_0_363:notes" draw:style-name="gr2" draw:layer="layout" svg:width="16.932cm" svg:height="9.524cm" svg:x="1.059cm" svg:y="1.905cm" draw:page-number="10" presentation:class="page"/>
          <draw:frame draw:name="Google Shape;107;g12f0aca31d2_0_36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114;p23" draw:style-name="gr1" draw:text-style-name="P12" draw:layer="layout" svg:width="21.018cm" svg:height="3.895cm" svg:x="1.721cm" svg:y="4.349cm">
          <text:p text:style-name="P11"><text:span text:style-name="T22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12f0aca31d2_0_344:notes" draw:style-name="gr2" draw:layer="layout" svg:width="16.932cm" svg:height="9.524cm" svg:x="1.059cm" svg:y="1.905cm" draw:page-number="11" presentation:class="page"/>
          <draw:frame draw:name="Google Shape;112;g12f0aca31d2_0_34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verage1" svg:font-family="Average"/>
    <style:font-face style:name="Courier New1" svg:font-family="'Courier New'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1" fo:font-size="10pt" fo:letter-spacing="normal" fo:language="en" fo:country="none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4;p12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7T11:22:39.840288042</dc:date>
    <meta:editing-duration>PT5M47S</meta:editing-duration>
    <meta:editing-cycles>1</meta:editing-cycles>
    <meta:document-statistic meta:object-count="70"/>
    <meta:generator>LibreOffice/6.4.7.2$Linux_X86_64 LibreOffice_project/40$Build-2</meta:generator>
  </office:meta>
</office:document-meta>
</file>